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titude Sickness</text:p>
      <text:p text:style-name="Standard"/>
      <text:p text:style-name="Standard">This problem affect low-skilled climbers and burns stamina. Spending time climbing at altitude permantly 'cures' this condi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95$Win32 OpenOffice.org_project/680m95$Build-8900</meta:generator>
    <meta:initial-creator>Tim St.Clair</meta:initial-creator>
    <meta:creation-date>2005-04-25T11:59:46</meta:creation-date>
    <dc:creator>Tim St.Clair</dc:creator>
    <dc:date>2005-04-25T12:01:08</dc:date>
    <dc:language>en-AU</dc:language>
    <meta:editing-cycles>2</meta:editing-cycles>
    <meta:editing-duration>PT1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20" meta:character-count="145"/>
  </office:meta>
</office:document-meta>
</file>